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.resolve( final MethodWriter owner , final int position , final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bel.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bel.addReference( final int sourcePosition , final int referencePosition , final int referen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bel.put( final MethodWriter owner , final ByteVector out , final int source , boolean wide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